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"/>
  <manifest:file-entry manifest:full-path="ObjectReplacements/Object 11" manifest:media-type="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ans" fo:font-size="12pt" officeooo:rsid="00099edf" officeooo:paragraph-rsid="00099edf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ans" fo:font-size="12pt" officeooo:rsid="00099edf" officeooo:paragraph-rsid="00099edf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0b5bfa" officeooo:paragraph-rsid="001108fd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0b5bfa" officeooo:paragraph-rsid="001140c2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175762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1922a7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21c85f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24c5a0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35c12b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431be6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578d89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7641be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c7070" officeooo:paragraph-rsid="001c7070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c7070" officeooo:paragraph-rsid="0021c85f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2d87b7" officeooo:paragraph-rsid="003e5eba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2f8d0e" officeooo:paragraph-rsid="002f8d0e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2feefa" officeooo:paragraph-rsid="002feefa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36c212" officeooo:paragraph-rsid="00464a2d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578d89" officeooo:paragraph-rsid="007641be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officeooo:rsid="00175762" officeooo:paragraph-rsid="001922a7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officeooo:rsid="00578d89" officeooo:paragraph-rsid="00578d89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officeooo:rsid="00578d89" officeooo:paragraph-rsid="007641be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1922a7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21c85f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7641be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nonymous Pro" fo:font-size="12pt" officeooo:rsid="00175762" officeooo:paragraph-rsid="0021c85f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51b14c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578d89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590cec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5ac03e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66c375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6880da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6b4321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6f1d5e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715b4f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71bd04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7641be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7d8281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nonymous Pro" fo:font-size="12pt" officeooo:rsid="00631e03" officeooo:paragraph-rsid="007641be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 fo:break-before="page"/>
      <style:text-properties style:font-name="Liberation Sans" fo:font-size="12pt" officeooo:rsid="00175762" officeooo:paragraph-rsid="00175762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nonymous Pro" fo:font-size="12pt" style:text-underline-style="none" officeooo:rsid="0071125d" officeooo:paragraph-rsid="006f1d5e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nonymous Pro" fo:font-size="12pt" style:text-underline-style="none" officeooo:rsid="007f3b87" officeooo:paragraph-rsid="007641be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nonymous Pro" fo:font-size="12pt" style:text-underline-style="none" officeooo:rsid="008072ff" officeooo:paragraph-rsid="00715b4f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nonymous Pro" fo:font-size="12pt" officeooo:rsid="0071125d" officeooo:paragraph-rsid="007641be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328cfc" officeooo:paragraph-rsid="004d91e9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36c212" officeooo:paragraph-rsid="009604d0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nonymous Pro" fo:font-size="12pt" officeooo:rsid="002feefa" officeooo:paragraph-rsid="002feefa" style:font-size-asian="12pt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officeooo:paragraph-rsid="007641be"/>
    </style:style>
    <style:style style:name="P49" style:family="paragraph" style:parent-style-name="Standard">
      <style:paragraph-properties fo:line-height="150%" fo:text-align="justify" style:justify-single-word="false"/>
      <style:text-properties officeooo:paragraph-rsid="00997859"/>
    </style:style>
    <style:style style:name="P50" style:family="paragraph" style:parent-style-name="Heading_20_4">
      <style:text-properties style:font-name="Liberation Sans" fo:font-size="12pt" officeooo:rsid="00175762" style:font-size-asian="12pt" style:font-size-complex="12pt"/>
    </style:style>
    <style:style style:name="P51" style:family="paragraph" style:parent-style-name="Heading_20_4">
      <style:paragraph-properties fo:line-height="150%" fo:text-align="justify" style:justify-single-word="false"/>
      <style:text-properties style:font-name="Liberation Sans" fo:font-size="12pt" officeooo:rsid="00175762" officeooo:paragraph-rsid="001c7070" style:font-size-asian="12pt" style:font-size-complex="12pt"/>
    </style:style>
    <style:style style:name="P52" style:family="paragraph" style:parent-style-name="Heading_20_4">
      <style:paragraph-properties fo:line-height="150%" fo:text-align="justify" style:justify-single-word="false"/>
      <style:text-properties style:font-name="Liberation Sans" fo:font-size="12pt" officeooo:rsid="00175762" officeooo:paragraph-rsid="0021c85f" style:font-size-asian="12pt" style:font-size-complex="12pt"/>
    </style:style>
    <style:style style:name="P53" style:family="paragraph" style:parent-style-name="Heading_20_4">
      <style:paragraph-properties fo:line-height="150%" fo:text-align="justify" style:justify-single-word="false"/>
      <style:text-properties style:font-name="Liberation Sans" fo:font-size="12pt" officeooo:rsid="004d91e9" officeooo:paragraph-rsid="004d91e9" style:font-size-asian="12pt" style:font-size-complex="12pt"/>
    </style:style>
    <style:style style:name="T1" style:family="text">
      <style:text-properties officeooo:rsid="000ced21"/>
    </style:style>
    <style:style style:name="T2" style:family="text">
      <style:text-properties officeooo:rsid="001140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7641be" style:font-style-asian="italic" style:font-style-complex="italic"/>
    </style:style>
    <style:style style:name="T5" style:family="text">
      <style:text-properties fo:font-style="italic" officeooo:rsid="007c0cfd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7641be" style:font-style-asian="italic" style:font-weight-asian="normal" style:font-style-complex="italic" style:font-weight-complex="normal"/>
    </style:style>
    <style:style style:name="T8" style:family="text">
      <style:text-properties officeooo:rsid="00131fc6"/>
    </style:style>
    <style:style style:name="T9" style:family="text">
      <style:text-properties style:font-name="Liberation Sans" fo:font-size="12pt" officeooo:rsid="000b5bfa" style:font-size-asian="12pt" style:font-size-complex="12pt"/>
    </style:style>
    <style:style style:name="T10" style:family="text">
      <style:text-properties style:font-name="Liberation Sans" fo:font-size="12pt" officeooo:rsid="001140c2" style:font-size-asian="12pt" style:font-size-complex="12pt"/>
    </style:style>
    <style:style style:name="T11" style:family="text">
      <style:text-properties style:font-name="Liberation Sans" fo:font-size="12pt" officeooo:rsid="000ede43" style:font-size-asian="12pt" style:font-size-complex="12pt"/>
    </style:style>
    <style:style style:name="T12" style:family="text">
      <style:text-properties style:font-name="Liberation Sans" fo:font-size="12pt" officeooo:rsid="00131fc6" style:font-size-asian="12pt" style:font-size-complex="12pt"/>
    </style:style>
    <style:style style:name="T13" style:family="text">
      <style:text-properties style:font-name="Liberation Sans" fo:font-size="12pt" officeooo:rsid="0097b0d9" style:font-size-asian="12pt" style:font-size-complex="12pt"/>
    </style:style>
    <style:style style:name="T14" style:family="text">
      <style:text-properties style:font-name="Liberation Sans" fo:font-size="12pt" officeooo:rsid="00997859" style:font-size-asian="12pt" style:font-size-complex="12pt"/>
    </style:style>
    <style:style style:name="T15" style:family="text">
      <style:text-properties style:font-name="Liberation Sans" fo:font-size="12pt" officeooo:rsid="009c52b3" style:font-size-asian="12pt" style:font-size-complex="12pt"/>
    </style:style>
    <style:style style:name="T16" style:family="text">
      <style:text-properties style:font-name="Liberation Sans" fo:font-size="12pt" officeooo:rsid="009d8d0b" style:font-size-asian="12pt" style:font-size-complex="12pt"/>
    </style:style>
    <style:style style:name="T17" style:family="text">
      <style:text-properties style:font-name="Liberation Sans" fo:font-size="12pt" officeooo:rsid="009ec8f7" style:font-size-asian="12pt" style:font-size-complex="12pt"/>
    </style:style>
    <style:style style:name="T18" style:family="text">
      <style:text-properties style:font-name="Liberation Sans" fo:font-size="12pt" officeooo:rsid="009f0dab" style:font-size-asian="12pt" style:font-size-complex="12pt"/>
    </style:style>
    <style:style style:name="T19" style:family="text">
      <style:text-properties style:font-name="Liberation Sans" fo:font-size="12pt" officeooo:rsid="00a10c46" style:font-size-asian="12pt" style:font-size-complex="12pt"/>
    </style:style>
    <style:style style:name="T20" style:family="text">
      <style:text-properties style:font-name="Liberation Sans" fo:font-size="12pt" officeooo:rsid="00a33350" style:font-size-asian="12pt" style:font-size-complex="12pt"/>
    </style:style>
    <style:style style:name="T21" style:family="text">
      <style:text-properties style:font-name="Liberation Sans" style:text-underline-style="none"/>
    </style:style>
    <style:style style:name="T22" style:family="text">
      <style:text-properties style:font-name="Liberation Sans" style:text-underline-style="none" officeooo:rsid="005ec8dc"/>
    </style:style>
    <style:style style:name="T23" style:family="text">
      <style:text-properties officeooo:rsid="001922a7"/>
    </style:style>
    <style:style style:name="T24" style:family="text">
      <style:text-properties officeooo:rsid="001abd72"/>
    </style:style>
    <style:style style:name="T25" style:family="text">
      <style:text-properties officeooo:rsid="001c7070"/>
    </style:style>
    <style:style style:name="T26" style:family="text">
      <style:text-properties officeooo:rsid="0021c85f"/>
    </style:style>
    <style:style style:name="T27" style:family="text">
      <style:text-properties officeooo:rsid="00278c4c"/>
    </style:style>
    <style:style style:name="T28" style:family="text">
      <style:text-properties officeooo:rsid="002feefa"/>
    </style:style>
    <style:style style:name="T29" style:family="text">
      <style:text-properties officeooo:rsid="00311e04"/>
    </style:style>
    <style:style style:name="T30" style:family="text">
      <style:text-properties officeooo:rsid="00328cfc"/>
    </style:style>
    <style:style style:name="T31" style:family="text">
      <style:text-properties officeooo:rsid="0034121e"/>
    </style:style>
    <style:style style:name="T32" style:family="text">
      <style:text-properties officeooo:rsid="0035c12b"/>
    </style:style>
    <style:style style:name="T33" style:family="text">
      <style:text-properties officeooo:rsid="0036c212"/>
    </style:style>
    <style:style style:name="T34" style:family="text">
      <style:text-properties officeooo:rsid="003747e4"/>
    </style:style>
    <style:style style:name="T35" style:family="text">
      <style:text-properties officeooo:rsid="003834c4"/>
    </style:style>
    <style:style style:name="T36" style:family="text">
      <style:text-properties officeooo:rsid="003b8287"/>
    </style:style>
    <style:style style:name="T37" style:family="text">
      <style:text-properties style:font-name="Anonymous Pro" officeooo:rsid="0051b14c"/>
    </style:style>
    <style:style style:name="T38" style:family="text">
      <style:text-properties style:font-name="Anonymous Pro" officeooo:rsid="005ec8dc"/>
    </style:style>
    <style:style style:name="T39" style:family="text">
      <style:text-properties style:font-name="Anonymous Pro" style:text-underline-style="none" officeooo:rsid="0051b14c"/>
    </style:style>
    <style:style style:name="T40" style:family="text">
      <style:text-properties style:font-name="Anonymous Pro" style:text-underline-style="none" officeooo:rsid="006880da"/>
    </style:style>
    <style:style style:name="T41" style:family="text">
      <style:text-properties officeooo:rsid="0052c64a"/>
    </style:style>
    <style:style style:name="T42" style:family="text">
      <style:text-properties officeooo:rsid="00578d89"/>
    </style:style>
    <style:style style:name="T43" style:family="text">
      <style:text-properties officeooo:rsid="00590cec"/>
    </style:style>
    <style:style style:name="T44" style:family="text">
      <style:text-properties officeooo:rsid="0059f212"/>
    </style:style>
    <style:style style:name="T45" style:family="text">
      <style:text-properties officeooo:rsid="005ec8dc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5ec8dc"/>
    </style:style>
    <style:style style:name="T48" style:family="text">
      <style:text-properties style:text-underline-style="none" officeooo:rsid="0051b14c"/>
    </style:style>
    <style:style style:name="T49" style:family="text">
      <style:text-properties style:text-underline-style="none" officeooo:rsid="006f1d5e"/>
    </style:style>
    <style:style style:name="T50" style:family="text">
      <style:text-properties style:text-underline-style="none" officeooo:rsid="0071125d"/>
    </style:style>
    <style:style style:name="T51" style:family="text">
      <style:text-properties style:text-underline-style="none" officeooo:rsid="006880da"/>
    </style:style>
    <style:style style:name="T52" style:family="text">
      <style:text-properties style:text-underline-style="none" officeooo:rsid="007641be"/>
    </style:style>
    <style:style style:name="T53" style:family="text">
      <style:text-properties style:text-underline-style="none" officeooo:rsid="00631e03"/>
    </style:style>
    <style:style style:name="T54" style:family="text">
      <style:text-properties style:text-underline-style="none" officeooo:rsid="007d8281"/>
    </style:style>
    <style:style style:name="T55" style:family="text">
      <style:text-properties style:text-underline-style="none" officeooo:rsid="007f3b87"/>
    </style:style>
    <style:style style:name="T56" style:family="text">
      <style:text-properties style:text-underline-style="none" officeooo:rsid="008072ff"/>
    </style:style>
    <style:style style:name="T57" style:family="text">
      <style:text-properties style:text-underline-style="none" officeooo:rsid="0097b0d9"/>
    </style:style>
    <style:style style:name="T58" style:family="text">
      <style:text-properties officeooo:rsid="0066c375"/>
    </style:style>
    <style:style style:name="T59" style:family="text">
      <style:text-properties officeooo:rsid="00677fe5"/>
    </style:style>
    <style:style style:name="T60" style:family="text">
      <style:text-properties officeooo:rsid="006880da"/>
    </style:style>
    <style:style style:name="T61" style:family="text">
      <style:text-properties officeooo:rsid="006d4710"/>
    </style:style>
    <style:style style:name="T62" style:family="text">
      <style:text-properties officeooo:rsid="006d8cdd"/>
    </style:style>
    <style:style style:name="T63" style:family="text">
      <style:text-properties officeooo:rsid="006f1d5e"/>
    </style:style>
    <style:style style:name="T64" style:family="text">
      <style:text-properties officeooo:rsid="007641be"/>
    </style:style>
    <style:style style:name="T65" style:family="text">
      <style:text-properties officeooo:rsid="007c0cfd"/>
    </style:style>
    <style:style style:name="T66" style:family="text">
      <style:text-properties officeooo:rsid="007c1f77"/>
    </style:style>
    <style:style style:name="T67" style:family="text">
      <style:text-properties officeooo:rsid="00806434"/>
    </style:style>
    <style:style style:name="T68" style:family="text">
      <style:text-properties officeooo:rsid="00830ff1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86e18d" style:font-weight-asian="bold" style:font-weight-complex="bold"/>
    </style:style>
    <style:style style:name="T71" style:family="text">
      <style:text-properties fo:font-weight="bold" officeooo:rsid="007c0cfd" style:font-weight-asian="bold" style:font-weight-complex="bold"/>
    </style:style>
    <style:style style:name="T72" style:family="text">
      <style:text-properties fo:font-weight="bold" officeooo:rsid="001922a7" style:font-weight-asian="bold" style:font-weight-complex="bold"/>
    </style:style>
    <style:style style:name="T73" style:family="text">
      <style:text-properties fo:font-weight="bold" officeooo:rsid="007641be" style:font-weight-asian="bold" style:font-weight-complex="bold"/>
    </style:style>
    <style:style style:name="T74" style:family="text">
      <style:text-properties fo:font-weight="bold" officeooo:rsid="00998f7f" style:font-weight-asian="bold" style:font-weight-complex="bold"/>
    </style:style>
    <style:style style:name="T75" style:family="text">
      <style:text-properties style:font-name="Anonymous Pro"/>
    </style:style>
    <style:style style:name="T76" style:family="text">
      <style:text-properties style:font-name="Anonymous Pro" officeooo:rsid="003747e4"/>
    </style:style>
    <style:style style:name="T77" style:family="text">
      <style:text-properties officeooo:rsid="0090e607"/>
    </style:style>
    <style:style style:name="T78" style:family="text">
      <style:text-properties officeooo:rsid="0092ab26"/>
    </style:style>
    <style:style style:name="T79" style:family="text">
      <style:text-properties officeooo:rsid="0093c2c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Kolorowanie grafu</text:h>
      <text:p text:style-name="P1">Jakub Buda 119507</text:p>
      <text:p text:style-name="P1">Marcin Urbaniak <text:span text:style-name="T70">'</text:span><text:span text:style-name="T69">%6d</text:span><text:span text:style-name="T70">' % twoj_indeks</text:span></text:p>
      <text:p text:style-name="P2"/>
      <text:p text:style-name="P3"><text:span text:style-name="T1"><text:tab/>K</text:span>olorowa<text:span text:style-name="T1">nie wierzchołków grafu polega na przyporządkowaniu każdemu wierzchołkowi tego grafu pewnej wartości – liczby naturalnej, intuicyjnie rozumianej jako kod odnoszący się do pewnego koloru. Kolorowanie grafu jest legalne (dozwolone) jeżeli żadnym z dwóch sąsiadujących wierzchołków nie przypisano tej samej wartości. Optymalne kolorowanie ma miejsce gdy liczba użytych wartości (wierzchołków) równa jest liczbie chromatycznej</text:span><text:span text:style-name="T1"><draw:frame draw:style-name="fr1" draw:name="Obiekt6" text:anchor-type="as-char" svg:y="-0.386cm" svg:width="1.138cm" svg:height="0.506cm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1">grafu</text:span><text:span text:style-name="T1"><draw:frame draw:style-name="fr1" draw:name="Obiekt7" text:anchor-type="as-char" svg:y="-0.377cm" svg:width="0.519cm" svg:height="0.469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, to znaczy gdy użyto najmniejszej możliwej liczby kolorów.</text:span></text:p>
      <text:p text:style-name="P4"><text:tab/><text:span text:style-name="T2">Na problem kolorowania grafów po raz pierwszy natknięto się w XIX wieku gdy wraz z rozwojem wojskowej kartografii próbowano obniżyć koszty masowego druku map w dużej skali. Hipoteza twierdzenia o czterech barwach, według którego każdy graf planarny można pokolorować co najwyżej czterema barwami, postawiona została już w 1840r. a jej pierwszy dowód przedstawiono dwanaście lat później.</text:span></text:p>
      <text:p text:style-name="P4"/>
      <text:h text:style-name="Heading_20_4" text:outline-level="4">Algorytm dokładny</text:h>
      <text:p text:style-name="P25"/>
      <text:p text:style-name="P49"><text:span text:style-name="T9"><text:tab/></text:span><text:span text:style-name="T11">Problem kolorowania grafu to typowy przykład problemu NP-trudnego. Nie jest znany algorytm pozwalający na optymalne pokolorowanie grafu w czasie wielomianowym co oznacza że znajdowanie liczby chromatycznej i decyzyjny wariant problemu – to znaczy odpowiedź czy graf można legalnie pokolorować co najwyżej</text:span><text:span text:style-name="T11"><draw:frame draw:style-name="fr1" draw:name="Obiekt4" text:anchor-type="as-char" svg:y="-0.377cm" svg:width="0.425cm" svg:height="0.469cm" draw:z-index="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1">kolorami – również mają wykładniczą złożoność obliczeniową. Wciąż jedynym sposobem pozwalającym na uzyskanie dokładnego rozwiązania jest podejście „bruteforce”, to znaczy wygenerowanie i przejrzenie wszystkich możliwych rozwiązań i wybór tego które będzie jednocześnie charakteryzowane przez najniższą liczbę chromatyczną i legalne. Oczywistą wadą jest wysoka złożoność obliczeniowa: znalezienie najlepszego poprawnego przyporządkowania</text:span><text:span text:style-name="T11"><draw:frame draw:style-name="fr1" draw:name="Obiekt3" text:anchor-type="as-char" svg:y="-0.377cm" svg:width="0.422cm" svg:height="0.469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1">wierzchołkom co najwyżej</text:span><text:span text:style-name="T11"><draw:frame draw:style-name="fr1" draw:name="Obiekt2" text:anchor-type="as-char" svg:y="-0.377cm" svg:width="0.425cm" svg:height="0.469cm" draw:z-index="5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1">kolorów wymaga </text:span><text:span text:style-name="T11"><draw:frame draw:style-name="fr1" draw:name="Obiekt1" text:anchor-type="as-char" svg:y="-0.437cm" svg:width="0.579cm" svg:height="0.531cm" draw:z-index="6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1">porównań. </text:span><text:span text:style-name="T10">W pesymistycznym wypadku graf</text:span><text:span text:style-name="T18">ów</text:span><text:span text:style-name="T10"> bardzo gęstych lub wręcz pełnych, </text:span><text:span text:style-name="T12">ilość kolorów będzie równa ilości wierzchołków</text:span><text:span text:style-name="T12"><draw:frame draw:style-name="fr1" draw:name="Obiekt5" text:anchor-type="as-char" svg:y="-0.377cm" svg:width="1cm" svg:height="0.469cm" draw:z-index="7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0">co sprowadza złożoność obliczeniową do </text:span><text:span text:style-name="T12">jeszcze wyższej klasy</text:span><text:span text:style-name="T12"><draw:frame draw:style-name="fr1" draw:name="Obiekt8" text:anchor-type="as-char" svg:y="-0.439cm" svg:width="1.222cm" svg:height="0.561cm" draw:z-index="12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2">. </text:span><text:span text:style-name="T14">Czas działania takiego algorytmu </text:span><text:span text:style-name="T12">jest niepraktycznie długi jeśli liczba wierzchołków </text:span><text:span text:style-name="T17">dochodzi do </text:span><text:span text:style-name="T12">10.</text:span></text:p>
      <text:p text:style-name="P12"><text:soft-page-break/><text:span text:style-name="T6">Pseudokod </text:span><text:span text:style-name="T7">1</text:span><text:span text:style-name="T64">. </text:span><text:span text:style-name="T73">A</text:span><text:span text:style-name="T69">lgorytm dokładn</text:span><text:span text:style-name="T73">y.</text:span></text:p>
      <text:p text:style-name="P12"/>
      <text:p text:style-name="P22">Dane: graf o N wierzcholkach,</text:p>
      <text:p text:style-name="P22"><text:span text:style-name="T37">po</text:span><text:span text:style-name="T38">licz_kolory(kolorowanie) –</text:span><text:span text:style-name="T37"> </text:span><text:span text:style-name="T45">funkcja podająca ilość wartości użytych kolorów</text:span></text:p>
      <text:p text:style-name="P39">legalne_kolorowanie(kolorowanie) <text:span text:style-name="T47">–</text:span><text:span text:style-name="T48"> </text:span><text:span text:style-name="T22">funkcja </text:span><text:span text:style-name="T21">informująca czy podane kolorowanie <text:tab/><text:tab/><text:tab/><text:tab/><text:tab/><text:tab/> <text:s text:c="6"/>jest dozwolone</text:span></text:p>
      <text:p text:style-name="P37">procedura <text:span text:style-name="T45">koloruj_</text:span>bruteforce(graf):</text:p>
      <text:p text:style-name="P37"><text:tab/><text:span text:style-name="T43">int obecne_</text:span>kolorowanie<text:span text:style-name="T43">[N] := {0};</text:span></text:p>
      <text:p text:style-name="P37"><text:tab/><text:span text:style-name="T58">licznik := 0;</text:span></text:p>
      <text:p text:style-name="P37"><text:tab/><text:span text:style-name="T59">while licznik &lt; N ^ N:</text:span></text:p>
      <text:p text:style-name="P37"><text:tab/><text:tab/><text:span text:style-name="T63">if legalne_kolorowanie(obecne_</text:span>kolorowanie<text:span text:style-name="T43">):</text:span></text:p>
      <text:p text:style-name="P37"><text:tab/><text:tab/><text:tab/><text:span text:style-name="T63">if </text:span><text:span text:style-name="T46">po</text:span><text:span text:style-name="T47">licz_kolory(kolorowanie) </text:span><text:span text:style-name="T49">&lt; </text:span><text:span text:style-name="T50">:</text:span></text:p>
      <text:p text:style-name="P44"><text:span text:style-name="T46"><text:tab/><text:tab/><text:tab/><text:tab/>najlepsze_kolorowanie := obecne_kolorowanie;</text:span></text:p>
      <text:p text:style-name="P37"><text:span text:style-name="T50"><text:tab/><text:tab/><text:tab/></text:span><text:span text:style-name="T55">endif;</text:span></text:p>
      <text:p text:style-name="P42"><text:tab/><text:tab/>endif;</text:p>
      <text:p text:style-name="P37"><text:span text:style-name="T50"><text:tab/><text:tab/></text:span><text:span text:style-name="T46">in</text:span><text:span text:style-name="T51">kr</text:span><text:span text:style-name="T46">_</text:span><text:span text:style-name="T51">z_przeniesieniem</text:span><text:span text:style-name="T46">(kolorowanie</text:span><text:span text:style-name="T47">,</text:span><text:span text:style-name="T46"> i, </text:span><text:span text:style-name="T57">N</text:span><text:span text:style-name="T46">);</text:span></text:p>
      <text:p text:style-name="P38"><text:span text:style-name="T46"><text:tab/></text:span><text:span text:style-name="T54">endwhile;</text:span></text:p>
      <text:p text:style-name="P37"/>
      <text:p text:style-name="P37">procedura in<text:span text:style-name="T60">kr</text:span>_<text:span text:style-name="T60">z_przeniesieniem</text:span>(kolorowanie<text:span text:style-name="T45">,</text:span> i, k_max):</text:p>
      <text:p text:style-name="P37"><text:tab/><text:span text:style-name="T61">kolorowanie[i] += 1</text:span></text:p>
      <text:p text:style-name="P37"><text:tab/><text:span text:style-name="T62">if kolorowanie[i] &gt; k_max:</text:span></text:p>
      <text:p text:style-name="P37"><text:tab/><text:tab/><text:span text:style-name="T62">kolorowanie[i] = 0;</text:span></text:p>
      <text:p text:style-name="P37"><text:tab/><text:tab/><text:span text:style-name="T62">inkr_z_przeniesieniem(kolorowanie, i+1, k_max);</text:span></text:p>
      <text:p text:style-name="P37"><text:tab/><text:span text:style-name="T67">endif;</text:span></text:p>
      <text:p text:style-name="P37"/>
      <text:p text:style-name="P25"><text:span text:style-name="T12"><text:tab/>Można podjąć próbę optymalizacji poprzez wyznaczenie na początku działania algorytmu maksymalnej możliwej wartości</text:span><text:span text:style-name="T12"><draw:frame draw:style-name="fr1" draw:name="Obiekt9" text:anchor-type="as-char" svg:y="-0.377cm" svg:width="0.425cm" svg:height="0.469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2">– górnego ograniczenia liczby chromatycznej – przy użyciu innego podejścia, na przykład algorytmu zachłannego, po czym standardowo wyznaczyć </text:span><text:span text:style-name="T12"><draw:frame draw:style-name="fr1" draw:name="Obiekt10" text:anchor-type="as-char" svg:y="-0.437cm" svg:width="0.579cm" svg:height="0.529cm" draw:z-index="20"><draw:object xlink:href="./Object 10" xlink:type="simple" xlink:show="embed" xlink:actuate="onLoad"/><draw:image xlink:href="./ObjectReplacements/Object 10" xlink:type="simple" xlink:show="embed" xlink:actuate="onLoad"/></draw:frame></text:span><text:span text:style-name="T12">wariantów. </text:span><text:span text:style-name="T13">Dodatkowo po znalezieniu rozwiązania o niższej liczbie kolorów można </text:span><text:span text:style-name="T14">ponownie zmniejszyć</text:span><text:span text:style-name="T14"><draw:frame draw:style-name="fr1" draw:name="Obiekt17" text:anchor-type="as-char" svg:y="-0.377cm" svg:width="0.425cm" svg:height="0.469cm" draw:z-index="34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14">i dodatkowo ograniczyć zakres </text:span><text:span text:style-name="T19">przeszukiwanych rozwiązań.</text:span><text:span text:style-name="T14"> </text:span><text:span text:style-name="T12">Dla grafów rzadkich może to stanowić </text:span><text:span text:style-name="T15">bardzo</text:span><text:span text:style-name="T12"> istotne usprawnienie, jednakże mimo tego </text:span><text:span text:style-name="T20">w dalszym ciągu </text:span><text:span text:style-name="T12">czas działania takiego algorytmu </text:span><text:span text:style-name="T14">ogranicza </text:span><text:span text:style-name="T16">je</text:span><text:span text:style-name="T14">go </text:span><text:span text:style-name="T16">zastosowanie</text:span><text:span text:style-name="T14"> do raczej niewielkich grafów</text:span><text:span text:style-name="T12">.</text:span></text:p>
      <text:p text:style-name="P5"/>
      <text:p text:style-name="P40"><text:span text:style-name="T3">Pseudokod </text:span><text:span text:style-name="T4">2</text:span><text:span text:style-name="T64">. </text:span><text:span text:style-name="T73">Zmodyfikowany </text:span><text:span text:style-name="T69">algorytm dokładn</text:span><text:span text:style-name="T73">y </text:span><text:span text:style-name="T74">z ograniczeniem</text:span><text:span text:style-name="T73">.</text:span></text:p>
      <text:p text:style-name="P19"><text:span text:style-name="T46">Dane </text:span><text:span text:style-name="T52">wejściowe i procedura </text:span><text:span text:style-name="T39">in</text:span><text:span text:style-name="T40">kr</text:span><text:span text:style-name="T39">_</text:span><text:span text:style-name="T40">z_przeniesieniem</text:span><text:span text:style-name="T52"> </text:span><text:span text:style-name="T53">jak </text:span><text:span text:style-name="T52">w pseudokodzie 1.</text:span></text:p>
      <text:p text:style-name="P27"/>
      <text:p text:style-name="P27">procedura <text:span text:style-name="T45">koloruj_branch_and_bound</text:span>(graf):</text:p>
      <text:p text:style-name="P33"><text:tab/><text:span text:style-name="T43">int obecne_</text:span>kolorowanie<text:span text:style-name="T43">[N] := {0};</text:span></text:p>
      <text:p text:style-name="P27"><text:tab/><text:span text:style-name="T45">najle</text:span><text:tab/>psze_kolorowani<text:span text:style-name="T45">e</text:span> := <text:span text:style-name="T45">koloruj_zachlannie(graf);</text:span></text:p>
      <text:p text:style-name="P27"><text:tab/><text:span text:style-name="T45">k_max := policz_kolory(najlepsze_kolorwanie);</text:span></text:p>
      <text:p text:style-name="P31"><text:tab/><text:span text:style-name="T58">licznik := 0;</text:span></text:p>
      <text:p text:style-name="P31"><text:tab/><text:span text:style-name="T59">while licznik &lt; max_k ^ N:</text:span></text:p>
      <text:p text:style-name="P32"><text:tab/><text:tab/><text:span text:style-name="T63">if legalne_kolorowanie(obecne_</text:span>kolorowanie<text:span text:style-name="T43">):</text:span></text:p>
      <text:p text:style-name="P34"><text:tab/><text:tab/><text:tab/><text:span text:style-name="T63">if </text:span><text:span text:style-name="T46">po</text:span><text:span text:style-name="T47">licz_kolory(kolorowanie) </text:span><text:span text:style-name="T49">&lt; </text:span><text:span text:style-name="T50">k_max:</text:span></text:p>
      <text:p text:style-name="P41"><text:tab/><text:tab/><text:tab/><text:tab/>najlepsze_kolorowanie := obecne_kolorowanie;</text:p>
      <text:p text:style-name="P35"><text:span text:style-name="T50"><text:tab/><text:tab/><text:tab/><text:tab/>k_max = po</text:span><text:span text:style-name="T47">licz_kolory(kolorowanie)</text:span><text:span text:style-name="T50">;</text:span></text:p>
      <text:p text:style-name="P35"><text:span text:style-name="T50"><text:tab/><text:tab/><text:tab/></text:span><text:span text:style-name="T56">endif;</text:span></text:p>
      <text:p text:style-name="P43"><text:tab/><text:tab/>endif;</text:p>
      <text:p text:style-name="P36"><text:span text:style-name="T50"><text:tab/><text:tab/></text:span><text:span text:style-name="T46">in</text:span><text:span text:style-name="T51">kr</text:span><text:span text:style-name="T46">_</text:span><text:span text:style-name="T51">z_przeniesieniem</text:span><text:span text:style-name="T46">(kolorowanie</text:span><text:span text:style-name="T47">,</text:span><text:span text:style-name="T46"> i, k_max);</text:span></text:p>
      <text:p text:style-name="P36"><text:span text:style-name="T46"><text:tab/></text:span><text:span text:style-name="T54">endwhile;</text:span></text:p>
      <text:p text:style-name="P27"/>
      <text:p text:style-name="P16"><text:span text:style-name="T29">Niech będzie d</text:span>any przykładowy graf<draw:frame draw:style-name="fr1" draw:name="Obiekt28" text:anchor-type="as-char" svg:y="-0.377cm" svg:width="0.519cm" svg:height="0.469cm" draw:z-index="21"><draw:object xlink:href="./Object 28" xlink:type="simple" xlink:show="embed" xlink:actuate="onLoad"/><draw:image xlink:href="./ObjectReplacements/Object 28" xlink:type="simple" xlink:show="embed" xlink:actuate="onLoad"/><svg:desc>formuła</svg:desc></draw:frame><text:span text:style-name="T28">postaci</text:span>:<draw:frame draw:style-name="fr1" draw:name="Obiekt29" text:anchor-type="as-char" svg:y="-0.377cm" svg:width="7.071cm" svg:height="0.469cm" draw:z-index="22"><draw:object xlink:href="./Object 29" xlink:type="simple" xlink:show="embed" xlink:actuate="onLoad"/><draw:image xlink:href="./ObjectReplacements/Object 29" xlink:type="simple" xlink:show="embed" xlink:actuate="onLoad"/></draw:frame></text:p>
      <text:p text:style-name="P16">Algorytm dokład<text:span text:style-name="T28">n</text:span>y zaimplementowany w wyż<text:span text:style-name="T77">ej przedstawiony, zmodyfikowany </text:span>sposób <text:span text:style-name="T28">wyznaczy wartość </text:span><text:span text:style-name="T28"><draw:frame draw:style-name="fr1" draw:name="Obiekt30" text:anchor-type="as-char" svg:y="-0.377cm" svg:width="1.976cm" svg:height="0.469cm" draw:z-index="23"><draw:object xlink:href="./Object 30" xlink:type="simple" xlink:show="embed" xlink:actuate="onLoad"/><draw:image xlink:href="./ObjectReplacements/Object 30" xlink:type="simple" xlink:show="embed" xlink:actuate="onLoad"/></draw:frame></text:span><text:span text:style-name="T28">po czym </text:span>będzie generował i sprawdzał kolejne <text:span text:style-name="T28"><text:s/></text:span>kolorowania <text:s/>w następującej kolejności:</text:p>
      <text:p text:style-name="P47"><text:span text:style-name="T33">[1] <text:s/></text:span>{1: 0, 2: 0, 3: 0, 4: 0}</text:p>
      <text:p text:style-name="P47"><text:span text:style-name="T33">[2] <text:s/></text:span>{1: 1, 2: 0, 3: 0, 4: 0}</text:p>
      <text:p text:style-name="P47"><text:span text:style-name="T33">[3] <text:s/></text:span>{1: 2, 2: 0, 3: 0, 4: 0}</text:p>
      <text:p text:style-name="P47"><text:span text:style-name="T33">[4] <text:s/></text:span>{1: 3, 2: 0, 3: 0, 4: 0}</text:p>
      <text:p text:style-name="P47"><text:span text:style-name="T33">[5] <text:s/></text:span>{1: 4, 2: 0, 3: 0, 4: 0}</text:p>
      <text:p text:style-name="P47"><text:span text:style-name="T33">[6] <text:s/></text:span>{1: 0, 2: 1, 3: 0, 4: 0}</text:p>
      <text:p text:style-name="P17"><text:span text:style-name="T75">… <text:tab/><text:tab/><text:tab/><text:tab/><text:tab/><text:tab/></text:span>i<text:span text:style-name="T78">td.</text:span>; po natrafieniu na <text:span text:style-name="T35">36. </text:span>odpowiedź <text:span text:style-name="T29">o kodach</text:span></text:p>
      <text:p text:style-name="P17"><text:span text:style-name="T34">[</text:span><text:span text:style-name="T76">36] </text:span><text:span text:style-name="T75">{1: 0, 2: 2, 3: 1, 4: 0} <text:tab/></text:span>rozpozna ją jako legalną, zapisze jako tymczasowo najlepszą, <text:span text:style-name="T79">przypisze</text:span><text:span text:style-name="T79"><draw:frame draw:style-name="fr1" draw:name="Obiekt32" text:anchor-type="as-char" svg:y="-0.377cm" svg:width="1.953cm" svg:height="0.469cm" draw:z-index="24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79">, i będzie kontynuował przeszukiwanie kolejnych wartości. W przypadku danego grafu </text:span><text:span text:style-name="T79"><draw:frame draw:style-name="fr1" draw:name="Obiekt26" text:anchor-type="as-char" svg:y="-0.377cm" svg:width="0.519cm" svg:height="0.469cm" draw:z-index="25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79"> wśród wygenerowanych kodów nie zostanie znalezione rozwiązanie o niższym</text:span><text:span text:style-name="T79"><draw:frame draw:style-name="fr1" draw:name="Obiekt31" text:anchor-type="as-char" svg:y="-0.386cm" svg:width="1.138cm" svg:height="0.506cm" draw:z-index="31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79">i pierwsze znalezione legalne kolorowanie jest już optymalne. Jednak dla pewności konieczne jest przejrzenie wszystkich możliwych rozwiązań.</text:span></text:p>
      <text:p text:style-name="P8"><text:tab/>Pamięciowa złożoność <text:span text:style-name="T23">wynosi</text:span><draw:frame draw:style-name="fr1" draw:name="Obiekt13" text:anchor-type="as-char" svg:y="-0.386cm" svg:width="1.215cm" svg:height="0.51cm" draw:z-index="8"><draw:object xlink:href="./Object 13" xlink:type="simple" xlink:show="embed" xlink:actuate="onLoad"/><draw:image xlink:href="./ObjectReplacements/Object 13" xlink:type="simple" xlink:show="embed" xlink:actuate="onLoad"/></draw:frame><text:span text:style-name="T24">gdyż konieczne jest utworzenie pojedynczej </text:span><text:soft-page-break/><text:span text:style-name="T24">nowej struktury danych mieszczącej rozwiązanie (przyporządkowany kolor) dla każdego z</text:span><text:span text:style-name="T24"><draw:frame draw:style-name="fr1" draw:name="Obiekt18" text:anchor-type="as-char" svg:y="-0.377cm" svg:width="0.422cm" svg:height="0.469cm" draw:z-index="9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24">wierzchołków; z tej racji jest to praktycznie minimalna złożoność pamięciowa dla rozwiązania problemu kolorowania. Jednakże</text:span> złożoność czasowa<text:span text:style-name="T8"><draw:frame draw:style-name="fr1" draw:name="Obiekt12" text:anchor-type="as-char" svg:y="-0.439cm" svg:width="1.224cm" svg:height="0.561cm" draw:z-index="10"><draw:object xlink:href="./Object 12" xlink:type="simple" xlink:show="embed" xlink:actuate="onLoad"/><draw:image xlink:href="./ObjectReplacements/Object 12" xlink:type="simple" xlink:show="embed" xlink:actuate="onLoad"/></draw:frame></text:span>rosnąca w pesymistycznym przypadku do<text:span text:style-name="T8"><draw:frame draw:style-name="fr1" draw:name="Obiekt11" text:anchor-type="as-char" svg:y="-0.439cm" svg:width="1.222cm" svg:height="0.561cm" draw:z-index="11"><draw:object xlink:href="./Object 11" xlink:type="simple" xlink:show="embed" xlink:actuate="onLoad"/><draw:image xlink:href="./ObjectReplacements/Object 11" xlink:type="simple" xlink:show="embed" xlink:actuate="onLoad"/></draw:frame></text:span>właściwie wyklucza algorytm dokładny z większości praktycznych zastosowań</text:p>
      <text:h text:style-name="Heading_20_4" text:outline-level="4"/>
      <text:h text:style-name="P50" text:outline-level="4">Algorytm zachłanny</text:h>
      <text:p text:style-name="P9"/>
      <text:p text:style-name="P9"><text:tab/><text:span text:style-name="T32">Wszystkie pozostałe omawiane algorytmy to algorytmy przybliżone, nie gwarantujące dokładnego rozwiązania problemu (uzyskania optymalnego kolorowania) a jedynie pewne jego przybliżenie. Pierwszym z nich jest najprostszy z omawianych, </text:span>algorytm zachłanny. <text:span text:style-name="T27">Inicjalizuje on strukturę danych (na przykład słownik lub tablicę haszującą) kolorowania z tą samą wartością (na przykład kodem 0) dla wszystkich wierzchołków. W następnym kroku iteruje po kolejnych wierzchołkach, inkrementując przypisaną im wartość aż do momentu w którym żaden wierzchołek sąsiadujący z aktualnie przetwarzanym nie ma przypisanej takiej samej wartości. Rozwiązanie uzyskiwane jest szybko, w wielomianowym czasie, jednak jak wspomniano może nie być optymalne (dokładne).</text:span></text:p>
      <text:p text:style-name="P5"/>
      <text:p text:style-name="P20"><text:span text:style-name="T3">Pseudokod </text:span><text:span text:style-name="T5">3</text:span><text:span text:style-name="T65">. </text:span><text:span text:style-name="T71">A</text:span><text:span text:style-name="T69">lgorytm </text:span><text:span text:style-name="T72">zachłan</text:span><text:span text:style-name="T69">n</text:span><text:span text:style-name="T71">y.</text:span></text:p>
      <text:p text:style-name="P21">Dane: graf o N wierzcholkach</text:p>
      <text:p text:style-name="P28"/>
      <text:p text:style-name="P28"><text:span text:style-name="T66">p</text:span>rocedura koloruj_zachlannie(graf):</text:p>
      <text:p text:style-name="P28"><text:tab/><text:span text:style-name="T43">int </text:span>kolorowanie<text:span text:style-name="T43">[N] := {0};</text:span></text:p>
      <text:p text:style-name="P28"><text:tab/><text:span text:style-name="T42">for i = 0 to N</text:span>:</text:p>
      <text:p text:style-name="P28"><text:tab/><text:tab/><text:span text:style-name="T43">lista sasiednie_kolory := [];</text:span></text:p>
      <text:p text:style-name="P29"><text:tab/><text:tab/><text:span text:style-name="T43">for j = 1 to N</text:span>:</text:p>
      <text:p text:style-name="P29"><text:tab/><text:tab/><text:tab/><text:span text:style-name="T43">if graf.zawiera_krawedz(i, j):</text:span></text:p>
      <text:p text:style-name="P29"><text:tab/><text:tab/><text:tab/><text:tab/><text:span text:style-name="T43">sasiednie_kolory.dodaj(kolorowanie[j]);</text:span></text:p>
      <text:p text:style-name="P29"><text:tab/><text:tab/><text:span text:style-name="T44">endfor;</text:span></text:p>
      <text:p text:style-name="P30"><text:tab/><text:tab/><text:span text:style-name="T43">while sasiednie_kolory.zawiera(kolorowanie[v]):</text:span></text:p>
      <text:p text:style-name="P28"><text:tab/><text:tab/><text:tab/><text:tab/>kolorowanie[v] <text:span text:style-name="T41">+</text:span>= <text:span text:style-name="T41">1</text:span>;</text:p>
      <text:p text:style-name="P28"><text:tab/><text:tab/><text:span text:style-name="T44">endwhile;</text:span></text:p>
      <text:p text:style-name="P28"><text:tab/><text:span text:style-name="T44">endfor;</text:span></text:p>
      <text:p text:style-name="P11"/>
      <text:p text:style-name="P23"><text:soft-page-break/><text:tab/>Pamięciowa złożoność<draw:frame draw:style-name="fr1" draw:name="Obiekt14" text:anchor-type="as-char" svg:y="-0.386cm" svg:width="1.215cm" svg:height="0.51cm" draw:z-index="3"><draw:object xlink:href="./Object 14" xlink:type="simple" xlink:show="embed" xlink:actuate="onLoad"/><draw:image xlink:href="./ObjectReplacements/Object 14" xlink:type="simple" xlink:show="embed" xlink:actuate="onLoad"/></draw:frame>jest <text:span text:style-name="T23">analogiczna do algorytmu dokładnego. Dużą zaletą jest niska złożoność czasowa</text:span><text:span text:style-name="T23"><draw:frame draw:style-name="fr1" draw:name="Obiekt15" text:anchor-type="as-char" svg:y="-0.439cm" svg:width="1.219cm" svg:height="0.561cm" draw:z-index="32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23">, osiągana jest ona jednak kosztem rezygnacji z dokładnego rozwiązania i zadowolenia się jego przybliżeniem. Dokładność uzyskanego przybliżenia zależy od badanego zbioru danych oraz szczegółów implementacji.</text:span></text:p>
      <text:p text:style-name="P6"/>
      <text:h text:style-name="P51" text:outline-level="4">Algorytm <text:span text:style-name="T25">przybliżo</text:span>ny: <text:span text:style-name="T25">LF </text:span></text:h>
      <text:p text:style-name="P15"/>
      <text:p text:style-name="P15"><text:tab/>Algorytm Largest First jest swoistą mutacją algorytmu zachłannego. <text:span text:style-name="T33">Pierwszym krokiem jest stworzenie listy wierzchołków, posortowanej według ich stopnia. Następnie według uzyskanej kolejności zostają one pokolorowane zachłannie.</text:span></text:p>
      <text:p text:style-name="P13"/>
      <text:p text:style-name="P7">Pseudokod algorytmu <text:span text:style-name="T26">LF</text:span>:</text:p>
      <text:p text:style-name="P26">// yada yada</text:p>
      <text:p text:style-name="P7"/>
      <text:p text:style-name="P18">Rozwiązanie uzyskane na przykładowym algorytmie G </text:p>
      <text:p text:style-name="P18"/>
      <text:p text:style-name="P46"><text:tab/>Pamięciowa złożoność <text:span text:style-name="T36">obliczeniowa znów wynosi</text:span><draw:frame draw:style-name="fr1" draw:name="Obiekt19" text:anchor-type="as-char" svg:y="-0.386cm" svg:width="1.215cm" svg:height="0.51cm" draw:z-index="26"><draw:object xlink:href="./Object 19" xlink:type="simple" xlink:show="embed" xlink:actuate="onLoad"/><draw:image xlink:href="./ObjectReplacements/Object 19" xlink:type="simple" xlink:show="embed" xlink:actuate="onLoad"/><svg:desc>formuła</svg:desc></draw:frame>. <text:span text:style-name="T30">Wprawdzie przed stworzeniem struktury danych odpowiedzi konieczne jest stworzenie listy wierzchołków posortowanej według ich stopnia, również długości</text:span><text:span text:style-name="T30"><draw:frame draw:style-name="fr1" draw:name="Obiekt33" text:anchor-type="as-char" svg:y="-0.377cm" svg:width="0.422cm" svg:height="0.469cm" draw:z-index="27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30">, lecz w notacji asymptotycznej taka różnica nie ma znaczenia. Utrzymana zostaje również wielomianowa złożoność czasowa. Pierwszym etapem jest sortowanie listy o długości</text:span><text:span text:style-name="T30"><draw:frame draw:style-name="fr1" draw:name="Obiekt34" text:anchor-type="as-char" svg:y="-0.377cm" svg:width="0.422cm" svg:height="0.469cm" draw:z-index="28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30">, dla którego można przyjąć <text:s/>złożoności średnią</text:span><text:span text:style-name="T30"><draw:frame draw:style-name="fr1" draw:name="Obiekt35" text:anchor-type="as-char" svg:y="-0.386cm" svg:width="2.058cm" svg:height="0.51cm" draw:z-index="29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30">i pesymistyczną</text:span><text:span text:style-name="T30"><draw:frame draw:style-name="fr1" draw:name="Obiekt36" text:anchor-type="as-char" svg:y="-0.439cm" svg:width="1.219cm" svg:height="0.561cm" draw:z-index="30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30">(założenie słuszne gdyż algorytm sortowania z <text:s/>biblioteki standardowej użytego języka – Python 3 – bazuje na sortowaniu szybkim o takich złożonościach). Kroki te jednak i tak nie mają większej złożoności niż następujące po nich zachłanne kolorowanie o złożoności</text:span><text:span text:style-name="T30"><draw:frame draw:style-name="fr1" draw:name="Obiekt16" text:anchor-type="as-char" svg:y="-0.439cm" svg:width="1.219cm" svg:height="0.561cm" draw:z-index="33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30">.</text:span></text:p>
      <text:p text:style-name="P46"><text:span text:style-name="T30">Algorytm ten, tak samo jak wyjściowy zachłanny, w przypadku ogólnym daje tylko przybliżone rozwiązanie. Jednak jak widać na przypadku testowym, prosta modyfikacja znacząco zwiększa dokładność otrzymywanego przybliżenia.</text:span></text:p>
      <text:p text:style-name="P24"/>
      <text:h text:style-name="P52" text:outline-level="4">Algorytm <text:span text:style-name="T26">genetyczny </text:span></text:h>
      <text:p text:style-name="P10"><text:span text:style-name="T30"><text:tab/>Idea algorytmu genetycznego bazuje na biologicznej teorii ewolucji sterowanej doborem. Zdefiniowane zostają funkcje lub operatory krzyżowania rozwiązań i ich mutacji. </text:span><text:soft-page-break/><text:span text:style-name="T30">W pierwszym kroku zostaje zainicjalizowana populacja osobników – pula losowo <text:s/>wygenerowanych rozwiązań. Zostają one ocenione pod kątem poprawności i liczby użytych kolorów, po czym następuje selekcja rodziców i tworzenie osobników nowego pokolenia. Im dane rozwiązanie jest lepsze, tym większe ma szanse na bycie rodzicem osobnika który pojawi się w następnym pokoleniu. Cykl selekcji rodziców i „hodowania” nowego pokolenia powtarzany jest pewną liczbę razy, po czym zwracane zostaje najlepsze rozwiązanie z ostatniego pokolenia</text:span></text:p>
      <text:p text:style-name="P14"/>
      <text:p text:style-name="P7">Pseudokod algorytmu <text:span text:style-name="T31">genetycz</text:span>nego:</text:p>
      <text:p text:style-name="P26">// <text:span text:style-name="T68">omg</text:span></text:p>
      <text:p text:style-name="P7"/>
      <text:p text:style-name="P9"><text:span text:style-name="T32"><text:tab/>Nietypową cechą są </text:span>złożonoś<text:span text:style-name="T32">ci</text:span> <text:span text:style-name="T32">pamięciowa</text:span><text:span text:style-name="T32"><draw:frame draw:style-name="fr1" draw:name="Obiekt23" text:anchor-type="as-char" svg:y="-0.386cm" svg:width="1.619cm" svg:height="0.5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32">i czasowa</text:span><text:span text:style-name="T32"><draw:frame draw:style-name="fr1" draw:name="Obiekt24" text:anchor-type="as-char" svg:y="-0.386cm" svg:width="1.356cm" svg:height="0.51cm" draw:z-index="13"><draw:object xlink:href="./Object 24" xlink:type="simple" xlink:show="embed" xlink:actuate="onLoad"/><draw:image xlink:href="./ObjectReplacements/Object 24" xlink:type="simple" xlink:show="embed" xlink:actuate="onLoad"/></draw:frame></text:span><text:span text:style-name="T32">zależące nie tylko od zadanej liczby optymalizowanych elementów (wierzchołków grafu), ale także od liczby pokoleń</text:span><text:span text:style-name="T32"><draw:frame draw:style-name="fr1" draw:name="Obiekt20" text:anchor-type="as-char" svg:y="-0.377cm" svg:width="0.467cm" svg:height="0.469cm" draw:z-index="15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32">i ich liczebności</text:span><text:span text:style-name="T32"><draw:frame draw:style-name="fr1" draw:name="Obiekt21" text:anchor-type="as-char" svg:y="-0.377cm" svg:width="0.33cm" svg:height="0.469cm" draw:z-index="16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32">ustalanych przez programistę. Dokładne wartości</text:span><text:span text:style-name="T32"><draw:frame draw:style-name="fr1" draw:name="Obiekt22" text:anchor-type="as-char" svg:y="-0.377cm" svg:width="0.467cm" svg:height="0.469cm" draw:z-index="17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32">i</text:span><text:span text:style-name="T32"><draw:frame draw:style-name="fr1" draw:name="Obiekt25" text:anchor-type="as-char" svg:y="-0.377cm" svg:width="0.33cm" svg:height="0.469cm" draw:z-index="18"><draw:object xlink:href="./Object 25" xlink:type="simple" xlink:show="embed" xlink:actuate="onLoad"/><draw:image xlink:href="./ObjectReplacements/Object 25" xlink:type="simple" xlink:show="embed" xlink:actuate="onLoad"/></draw:frame></text:span><text:span text:style-name="T32">zazwyczaj będą musiały zostać ustalone empirycznie, tak aby z jednej strony uzyskać satysfakcjonującą dokładność przybliżenia wyniku, z drugiej otrzymywać je w odpowiednio krótkim czasie. </text:span></text:p>
      <text:p text:style-name="P7"/>
      <text:h text:style-name="P53" text:outline-level="4">Sieć neuronowa </text:h>
      <text:p text:style-name="P45"><text:tab/>Maaaarciiii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4:50:04.245059782</meta:creation-date>
    <meta:generator>LibreOffice/4.2.7.2$Linux_X86_64 LibreOffice_project/420m0$Build-2</meta:generator>
    <dc:date>2015-01-04T23:02:05.968537612</dc:date>
    <meta:editing-duration>PT8H7M20S</meta:editing-duration>
    <meta:editing-cycles>143</meta:editing-cycles>
    <meta:document-statistic meta:table-count="0" meta:image-count="0" meta:object-count="35" meta:page-count="6" meta:paragraph-count="88" meta:word-count="1121" meta:character-count="9093" meta:non-whitespace-character-count="7925"/>
  </office:meta>
</office:document-meta>
</file>

<file path=Object 1/content.xml><?xml version="1.0" encoding="utf-8"?>
<math xmlns="http://www.w3.org/1998/Math/MathML" display="block">
  <semantics>
    <mi>n</mi>
    <annotation encoding="StarMath 5.0">n </annotation>
  </semantics>
</math>
</file>

<file path=Object 10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i>n</mi>
          </msup>
        </mrow>
        <mo fence="true" stretchy="false">)</mo>
      </mrow>
    </mrow>
    <annotation encoding="StarMath 5.0">O(n^{n}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sup>
            <mi>k</mi>
            <mi>n</mi>
          </msup>
        </mrow>
        <mo fence="true" stretchy="false">)</mo>
      </mrow>
    </mrow>
    <annotation encoding="StarMath 5.0">O(k^{n})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17/content.xml><?xml version="1.0" encoding="utf-8"?>
<math xmlns="http://www.w3.org/1998/Math/MathML" display="block">
  <semantics>
    <mi>k</mi>
    <annotation encoding="StarMath 5.0">k</annotation>
  </semantics>
</math>
</file>

<file path=Object 18/content.xml><?xml version="1.0" encoding="utf-8"?>
<math xmlns="http://www.w3.org/1998/Math/MathML" display="block">
  <semantics>
    <mi>n</mi>
    <annotation encoding="StarMath 5.0">n </annotation>
  </semantics>
</math>
</file>

<file path=Object 1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2/content.xml><?xml version="1.0" encoding="utf-8"?>
<math xmlns="http://www.w3.org/1998/Math/MathML" display="block">
  <semantics>
    <mi>k</mi>
    <annotation encoding="StarMath 5.0">k 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p</mi>
          </mrow>
        </mrow>
        <mo fence="true" stretchy="false">)</mo>
      </mrow>
    </mrow>
    <annotation encoding="StarMath 5.0">O(N cdot p)</annotation>
  </semantics>
</math>
</file>

<file path=Object 21/content.xml><?xml version="1.0" encoding="utf-8"?>
<math xmlns="http://www.w3.org/1998/Math/MathML" display="block">
  <semantics>
    <mi>p</mi>
    <annotation encoding="StarMath 5.0">p</annotation>
  </semantics>
</math>
</file>

<file path=Object 22/content.xml><?xml version="1.0" encoding="utf-8"?>
<math xmlns="http://www.w3.org/1998/Math/MathML" display="block">
  <semantics>
    <mi>l</mi>
    <annotation encoding="StarMath 5.0">l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l</mi>
          </mrow>
        </mrow>
        <mo fence="true" stretchy="false">)</mo>
      </mrow>
    </mrow>
    <annotation encoding="StarMath 5.0">O(n cdot l )</annotation>
  </semantics>
</math>
</file>

<file path=Object 25/content.xml><?xml version="1.0" encoding="utf-8"?>
<math xmlns="http://www.w3.org/1998/Math/MathML" display="block">
  <semantics>
    <mi>l</mi>
    <annotation encoding="StarMath 5.0">l</annotation>
  </semantics>
</math>
</file>

<file path=Object 26/content.xml><?xml version="1.0" encoding="utf-8"?>
<math xmlns="http://www.w3.org/1998/Math/MathML" display="block">
  <semantics>
    <mi>G</mi>
    <annotation encoding="StarMath 5.0">G</annotation>
  </semantics>
</math>
</file>

<file path=Object 28/content.xml><?xml version="1.0" encoding="utf-8"?>
<math xmlns="http://www.w3.org/1998/Math/MathML" display="block">
  <semantics>
    <mi>G</mi>
    <annotation encoding="StarMath 5.0">G</annotation>
  </semantics>
</math>
</file>

<file path=Object 29/content.xml><?xml version="1.0" encoding="utf-8"?>
<math xmlns="http://www.w3.org/1998/Math/MathML" display="block">
  <semantics>
    <mtext>{1:[2, 3], 2:[1, 3, 4], 3:[1, 2, 4], 4:[3, 2]}</mtext>
    <annotation encoding="StarMath 5.0">"{1:[2, 3], 2:[1, 3, 4], 3:[1, 2, 4], 4:[3, 2]}"</annotation>
  </semantics>
</math>
</file>

<file path=Object 3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30/content.xml><?xml version="1.0" encoding="utf-8"?>
<math xmlns="http://www.w3.org/1998/Math/MathML" display="block">
  <semantics>
    <mrow>
      <mtext>k_max</mtext>
      <mo stretchy="false">=</mo>
      <mn>4</mn>
    </mrow>
    <annotation encoding="StarMath 5.0">"k_max" = 4</annotation>
  </semantics>
</math>
</file>

<file path=Object 31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32/content.xml><?xml version="1.0" encoding="utf-8"?>
<math xmlns="http://www.w3.org/1998/Math/MathML" display="block">
  <semantics>
    <mrow>
      <mtext>k_max</mtext>
      <mo stretchy="false">=</mo>
      <mn>3</mn>
    </mrow>
    <annotation encoding="StarMath 5.0">"k_max" = 3</annotation>
  </semantics>
</math>
</file>

<file path=Object 33/content.xml><?xml version="1.0" encoding="utf-8"?>
<math xmlns="http://www.w3.org/1998/Math/MathML" display="block">
  <semantics>
    <mi>n</mi>
    <annotation encoding="StarMath 5.0">n</annotation>
  </semantics>
</math>
</file>

<file path=Object 34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n</mi>
              <mo stretchy="false">⋅</mo>
              <mi>log</mi>
            </mrow>
            <mi>n</mi>
          </mrow>
        </mrow>
        <mo fence="true" stretchy="false">)</mo>
      </mrow>
    </mrow>
    <annotation encoding="StarMath 5.0">O( n cdot log n )</annotation>
  </semantics>
</math>
</file>

<file path=Object 3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4/content.xml><?xml version="1.0" encoding="utf-8"?>
<math xmlns="http://www.w3.org/1998/Math/MathML" display="block">
  <semantics>
    <mi>k</mi>
    <annotation encoding="StarMath 5.0">k </annotation>
  </semantics>
</math>
</file>

<file path=Object 5/content.xml><?xml version="1.0" encoding="utf-8"?>
<math xmlns="http://www.w3.org/1998/Math/MathML" display="block">
  <semantics>
    <mrow>
      <mi>k</mi>
      <mo stretchy="false">=</mo>
      <mi>n</mi>
    </mrow>
    <annotation encoding="StarMath 5.0">k = n</annotation>
  </semantics>
</math>
</file>

<file path=Object 6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i>n</mi>
          </msup>
        </mrow>
        <mo fence="true" stretchy="false">)</mo>
      </mrow>
    </mrow>
    <annotation encoding="StarMath 5.0">O(n^{n})</annotation>
  </semantics>
</math>
</file>

<file path=Object 9/content.xml><?xml version="1.0" encoding="utf-8"?>
<math xmlns="http://www.w3.org/1998/Math/MathML" display="block">
  <semantics>
    <mi>k</mi>
    <annotation encoding="StarMath 5.0">k </annotation>
  </semantics>
</math>
</file>